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6.41294"/>
          <table:table-cell office:value-type="float" office:value="0.07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5856"/>
          <table:table-cell office:value-type="float" office:value="0.1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17826"/>
          <table:table-cell office:value-type="float" office:value="0.1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34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6.4173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4247"/>
          <table:table-cell office:value-type="float" office:value="0.0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2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20669"/>
          <table:table-cell office:value-type="float" office:value="0.1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38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6.39267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6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9152"/>
          <table:table-cell office:value-type="float" office:value="0.0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13647"/>
          <table:table-cell office:value-type="float" office:value="0.1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437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6.41595"/>
          <table:table-cell office:value-type="float" office:value="0.0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9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4782"/>
          <table:table-cell office:value-type="float" office:value="0.11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16429"/>
          <table:table-cell office:value-type="float" office:value="0.1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6.43184"/>
          <table:table-cell office:value-type="float" office:value="0.0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33604"/>
          <table:table-cell office:value-type="float" office:value="0.08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1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20036"/>
          <table:table-cell office:value-type="float" office:value="0.1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242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6.08255"/>
          <table:table-cell office:value-type="float" office:value="0.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206.0"/>
          <table:table-cell office:value-type="float" office:value="4190.0"/>
          <table:table-cell office:value-type="float" office:value="11665.0"/>
          <table:table-cell office:value-type="float" office:value="1230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.65195"/>
          <table:table-cell office:value-type="float" office:value="1.607"/>
          <table:table-cell office:value-type="float" office:value="1.54"/>
          <table:table-cell office:value-type="float" office:value="45447.0"/>
          <table:table-cell office:value-type="float" office:value="0.0"/>
          <table:table-cell office:value-type="float" office:value="89.0"/>
          <table:table-cell office:value-type="float" office:value="5293.0"/>
          <table:table-cell office:value-type="float" office:value="52013.0"/>
          <table:table-cell office:value-type="float" office:value="4190.0"/>
          <table:table-cell office:value-type="float" office:value="11665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63.836"/>
          <table:table-cell office:value-type="float" office:value="357.629"/>
          <table:table-cell office:value-type="float" office:value="357.58"/>
          <table:table-cell office:value-type="float" office:value="8004754.0"/>
          <table:table-cell office:value-type="float" office:value="0.0"/>
          <table:table-cell office:value-type="float" office:value="3723.0"/>
          <table:table-cell office:value-type="float" office:value="355206.0"/>
          <table:table-cell office:value-type="float" office:value="8388911.0"/>
          <table:table-cell office:value-type="float" office:value="4220.0"/>
          <table:table-cell office:value-type="float" office:value="11778.0"/>
          <table:table-cell office:value-type="float" office:value="140124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6.06548"/>
          <table:table-cell office:value-type="float" office:value="0.0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50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05763"/>
          <table:table-cell office:value-type="float" office:value="0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.23717"/>
          <table:table-cell office:value-type="float" office:value="0.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0.6303"/>
          <table:table-cell office:value-type="float" office:value="4.617"/>
          <table:table-cell office:value-type="float" office:value="4.56"/>
          <table:table-cell office:value-type="float" office:value="141220.0"/>
          <table:table-cell office:value-type="float" office:value="0.0"/>
          <table:table-cell office:value-type="float" office:value="189.0"/>
          <table:table-cell office:value-type="float" office:value="12213.0"/>
          <table:table-cell office:value-type="float" office:value="156506.0"/>
          <table:table-cell office:value-type="float" office:value="4190.0"/>
          <table:table-cell office:value-type="float" office:value="11675.0"/>
          <table:table-cell office:value-type="float" office:value="1230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12.697"/>
          <table:table-cell office:value-type="float" office:value="206.744"/>
          <table:table-cell office:value-type="float" office:value="206.64"/>
          <table:table-cell office:value-type="float" office:value="7003513.0"/>
          <table:table-cell office:value-type="float" office:value="0.0"/>
          <table:table-cell office:value-type="float" office:value="2673.0"/>
          <table:table-cell office:value-type="float" office:value="291243.0"/>
          <table:table-cell office:value-type="float" office:value="7304920.0"/>
          <table:table-cell office:value-type="float" office:value="4190.0"/>
          <table:table-cell office:value-type="float" office:value="11675.0"/>
          <table:table-cell office:value-type="float" office:value="126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3.72"/>
          <table:table-cell office:value-type="float" office:value="817.495"/>
          <table:table-cell office:value-type="float" office:value="817.45"/>
          <table:table-cell office:value-type="float" office:value="20846700.0"/>
          <table:table-cell office:value-type="float" office:value="0.0"/>
          <table:table-cell office:value-type="float" office:value="6279.0"/>
          <table:table-cell office:value-type="float" office:value="679314.0"/>
          <table:table-cell office:value-type="float" office:value="21538923.0"/>
          <table:table-cell office:value-type="float" office:value="4220.0"/>
          <table:table-cell office:value-type="float" office:value="11788.0"/>
          <table:table-cell office:value-type="float" office:value="128756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8.00183"/>
          <table:table-cell office:value-type="float" office:value="1.927"/>
          <table:table-cell office:value-type="float" office:value="1.88"/>
          <table:table-cell office:value-type="float" office:value="74072.0"/>
          <table:table-cell office:value-type="float" office:value="0.0"/>
          <table:table-cell office:value-type="float" office:value="44.0"/>
          <table:table-cell office:value-type="float" office:value="4742.0"/>
          <table:table-cell office:value-type="float" office:value="79819.0"/>
          <table:table-cell office:value-type="float" office:value="4190.0"/>
          <table:table-cell office:value-type="float" office:value="11673.0"/>
          <table:table-cell office:value-type="float" office:value="1271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0.4914"/>
          <table:table-cell office:value-type="float" office:value="44.497"/>
          <table:table-cell office:value-type="float" office:value="44.39"/>
          <table:table-cell office:value-type="float" office:value="1700278.0"/>
          <table:table-cell office:value-type="float" office:value="0.0"/>
          <table:table-cell office:value-type="float" office:value="890.0"/>
          <table:table-cell office:value-type="float" office:value="93548.0"/>
          <table:table-cell office:value-type="float" office:value="1809989.0"/>
          <table:table-cell office:value-type="float" office:value="4190.0"/>
          <table:table-cell office:value-type="float" office:value="11673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2.177"/>
          <table:table-cell office:value-type="float" office:value="116.012"/>
          <table:table-cell office:value-type="float" office:value="115.93"/>
          <table:table-cell office:value-type="float" office:value="3373650.0"/>
          <table:table-cell office:value-type="float" office:value="0.0"/>
          <table:table-cell office:value-type="float" office:value="989.0"/>
          <table:table-cell office:value-type="float" office:value="130248.0"/>
          <table:table-cell office:value-type="float" office:value="3509481.0"/>
          <table:table-cell office:value-type="float" office:value="4220.0"/>
          <table:table-cell office:value-type="float" office:value="11786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7.69884"/>
          <table:table-cell office:value-type="float" office:value="1.69"/>
          <table:table-cell office:value-type="float" office:value="1.63"/>
          <table:table-cell office:value-type="float" office:value="55103.0"/>
          <table:table-cell office:value-type="float" office:value="0.0"/>
          <table:table-cell office:value-type="float" office:value="66.0"/>
          <table:table-cell office:value-type="float" office:value="4207.0"/>
          <table:table-cell office:value-type="float" office:value="60501.0"/>
          <table:table-cell office:value-type="float" office:value="4190.0"/>
          <table:table-cell office:value-type="float" office:value="11666.0"/>
          <table:table-cell office:value-type="float" office:value="1230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.83788"/>
          <table:table-cell office:value-type="float" office:value="2.819"/>
          <table:table-cell office:value-type="float" office:value="2.76"/>
          <table:table-cell office:value-type="float" office:value="78672.0"/>
          <table:table-cell office:value-type="float" office:value="0.0"/>
          <table:table-cell office:value-type="float" office:value="62.0"/>
          <table:table-cell office:value-type="float" office:value="6008.0"/>
          <table:table-cell office:value-type="float" office:value="86236.0"/>
          <table:table-cell office:value-type="float" office:value="4190.0"/>
          <table:table-cell office:value-type="float" office:value="11666.0"/>
          <table:table-cell office:value-type="float" office:value="1266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42.09"/>
          <table:table-cell office:value-type="float" office:value="835.91"/>
          <table:table-cell office:value-type="float" office:value="835.84"/>
          <table:table-cell office:value-type="float" office:value="22329990.0"/>
          <table:table-cell office:value-type="float" office:value="0.0"/>
          <table:table-cell office:value-type="float" office:value="7534.0"/>
          <table:table-cell office:value-type="float" office:value="986143.0"/>
          <table:table-cell office:value-type="float" office:value="23340074.0"/>
          <table:table-cell office:value-type="float" office:value="4220.0"/>
          <table:table-cell office:value-type="float" office:value="11779.0"/>
          <table:table-cell office:value-type="float" office:value="128588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